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bitmap" draw:fill-image-name="a1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draw:fill="solid" draw:fill-color="#729fcf" draw:opacity="100%" draw:stroke="solid" svg:stroke-width="0.02778in" svg:stroke-color="#3465a4" svg:stroke-opacity="100%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bitmap" draw:fill-image-name="a10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6">
      <style:graphic-properties draw:fill="solid" draw:fill-color="#729fcf" draw:opacity="100%" draw:stroke="solid" svg:stroke-width="0.02778in" svg:stroke-color="#3465a4" svg:stroke-opacity="100%"/>
    </style:style>
    <style:style style:family="paragraph" style:name="a1085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8">
      <style:drawing-page-properties draw:fill="bitmap" draw:fill-image-name="a12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draw:fill="solid" draw:fill-color="#729fcf" draw:opacity="100%" draw:stroke="solid" svg:stroke-width="0.02778in" svg:stroke-color="#3465a4" svg:stroke-opacity="100%"/>
    </style:style>
    <style:style style:family="paragraph" style:name="a11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bitmap" draw:fill-image-name="a12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9" style:parent-style-name="Graphics">
      <style:graphic-properties draw:fill="none" fo:clip="rect(0in, 0in, 0in, 0in)" draw:stroke="none" draw:luminance="0%" draw:contrast="0%" draw:image-opacity="100%"/>
    </style: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080" draw:master-page-name="Master1-Layout7-blank-Leer" presentation:presentation-page-layout-name="Master1-PPL7" draw:id="Slide-256">
        <draw:frame draw:id="id136" presentation:style-name="a1083" draw:name="Titel 1" svg:x="0.55118in" svg:y="1.1811in" svg:width="9.92087in" svg:height="1.88976in" presentation:class="title" presentation:placeholder="false">
          <draw:text-box>
            <text:p text:style-name="a1082" text:class-names="" text:cond-style-name=""><text:span text:style-name="a1081" text:class-names="">SE1-Parkhaus</text:span></text:p>
          </draw:text-box>
          <svg:title/>
          <svg:desc/>
        </draw:frame>
        <draw:frame draw:id="id137" presentation:style-name="a1092" draw:name="Untertitel 2" svg:x="0.55118in" svg:y="3.46457in" svg:width="9.92087in" svg:height="4.01575in" presentation:class="subtitle" presentation:placeholder="false">
          <draw:text-box>
            <text:p text:style-name="a1085" text:class-names="" text:cond-style-name=""><text:span text:style-name="a1084" text:class-names="">Ex-Gso:</text:span></text:p>
            <text:p text:style-name="a1087" text:class-names="" text:cond-style-name=""><text:span text:style-name="a1086" text:class-names="">Melih Z.</text:span></text:p>
            <text:p text:style-name="a1089" text:class-names="" text:cond-style-name=""><text:span text:style-name="a1088" text:class-names="">Niclas H.</text:span></text:p>
            <text:p text:style-name="a1091" text:class-names="" text:cond-style-name=""><text:span text:style-name="a1090" text:class-names="">Michael S.</text:span></text:p>
          </draw:text-box>
          <svg:title/>
          <svg:desc/>
        </draw:frame>
        <presentation:notes draw:style-name="a1098">
          <draw:frame draw:id="id138" draw:style-name="a1095" draw:name="Foliennummernplatzhalter 6" svg:x="4.67953in" svg:y="11.10827in" svg:width="3.5878in" svg:height="0.58425in">
            <draw:text-box>
              <text:p text:style-name="a1094" text:class-names="" text:cond-style-name=""><text:span text:style-name="a109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722in" svg:height="4.38542in" presentation:class="page" draw:id="id139" presentation:style-name="a1096" draw:name="Folienbildplatzhalter 1">
            <svg:title/>
            <svg:desc/>
          </draw:page-thumbnail>
          <draw:frame draw:id="id140" presentation:style-name="a109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00" draw:master-page-name="Master2-Layout7-blank-Leer" presentation:presentation-page-layout-name="Master2-PPL7" draw:id="Slide-257">
        <draw:frame draw:id="id141" presentation:style-name="a1103" draw:name="Titel 1" svg:x="0.55118in" svg:y="0.32953in" svg:width="9.92087in" svg:height="1.38031in" presentation:class="title" presentation:placeholder="false">
          <draw:text-box>
            <text:p text:style-name="a1102" text:class-names="" text:cond-style-name=""><text:span text:style-name="a1101" text:class-names="">Inhaltsverzeichnis</text:span></text:p>
          </draw:text-box>
          <svg:title/>
          <svg:desc/>
        </draw:frame>
        <draw:frame draw:id="id142" presentation:style-name="a1122" draw:name="Textplatzhalter 2" svg:x="0.55118in" svg:y="1.93465in" svg:width="9.92087in" svg:height="4.7948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Einleitung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Zielkonflikte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Summarisches Projektprotokoll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Resumée und Fazit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Präsentation und Demo des Projekts</text:span></text:p>
              </text:list-item>
            </text:list>
          </draw:text-box>
          <svg:title/>
          <svg:desc/>
        </draw:frame>
        <presentation:notes draw:style-name="a1128">
          <draw:frame draw:id="id143" draw:style-name="a1125" draw:name="Foliennummernplatzhalter 6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/></text:span></text:p>
            </draw:text-box>
            <svg:title/>
            <svg:desc/>
          </draw:frame>
          <draw:page-thumbnail draw:page-number="2" svg:x="1.20833in" svg:y="0.89063in" svg:width="5.84722in" svg:height="4.38542in" presentation:class="page" draw:id="id144" presentation:style-name="a1126" draw:name="Folienbildplatzhalter 1">
            <svg:title/>
            <svg:desc/>
          </draw:page-thumbnail>
          <draw:frame draw:id="id145" presentation:style-name="a112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30" draw:master-page-name="Master2-Layout7-blank-Leer" presentation:presentation-page-layout-name="Master2-PPL7" draw:id="Slide-259">
        <draw:frame draw:id="id146" presentation:style-name="a1133" draw:name="Titel 1" svg:x="0.55118in" svg:y="0.32953in" svg:width="9.92087in" svg:height="1.38031in" presentation:class="title" presentation:placeholder="false">
          <draw:text-box>
            <text:p text:style-name="a1132" text:class-names="" text:cond-style-name=""><text:span text:style-name="a1131" text:class-names="">Zielkonflikte</text:span></text:p>
          </draw:text-box>
          <svg:title/>
          <svg:desc/>
        </draw:frame>
        <draw:frame draw:id="id147" presentation:style-name="a1161" draw:name="Textplatzhalter 2" svg:x="0.55118in" svg:y="1.93465in" svg:width="9.92087in" svg:height="4.7948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Plan-/Zielkonflikt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echnische Entscheidungen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Unklare Prioritäten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  <presentation:notes draw:style-name="a1167">
          <draw:frame draw:id="id148" draw:style-name="a1164" draw:name="Foliennummernplatzhalt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3" svg:x="1.20833in" svg:y="0.89063in" svg:width="5.84722in" svg:height="4.38542in" presentation:class="page" draw:id="id149" presentation:style-name="a1165" draw:name="Folienbildplatzhalter 1">
            <svg:title/>
            <svg:desc/>
          </draw:page-thumbnail>
          <draw:frame draw:id="id150" presentation:style-name="a116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69" draw:master-page-name="Master2-Layout7-blank-Leer" presentation:presentation-page-layout-name="Master2-PPL7" draw:id="Slide-260">
        <draw:frame draw:id="id151" presentation:style-name="a1172" draw:name="Titel 1" svg:x="0.55118in" svg:y="0.32953in" svg:width="9.92087in" svg:height="1.38031in" presentation:class="title" presentation:placeholder="false">
          <draw:text-box>
            <text:p text:style-name="a1171" text:class-names="" text:cond-style-name=""><text:span text:style-name="a1170" text:class-names="">Summarisches Projektprotokoll</text:span></text:p>
          </draw:text-box>
          <svg:title/>
          <svg:desc/>
        </draw:frame>
        <draw:frame draw:id="id152" presentation:style-name="a1194" draw:name="Textplatzhalter 2" svg:x="0.55118in" svg:y="1.93465in" svg:width="9.92087in" svg:height="4.7948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Einarbeitung<text:tab/><text:tab/><text:tab/>30PT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Modellierung<text:tab/><text:tab/><text:tab/>50PT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Implementierung<text:tab/><text:tab/>20PT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Tests<text:tab/><text:tab/><text:tab/><text:tab/>40PT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Fertigstellung<text:tab/><text:tab/><text:tab/>20PT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  <presentation:notes draw:style-name="a1200">
          <draw:frame draw:id="id153" draw:style-name="a1197" draw:name="Foliennummernplatzhalter 6" svg:x="4.67953in" svg:y="11.10827in" svg:width="3.5878in" svg:height="0.58425in">
            <draw:text-box>
              <text:p text:style-name="a1196" text:class-names="" text:cond-style-name=""><text:span text:style-name="a1195" text:class-names=""><text:page-number style:num-format="1" text:fixed="false"/></text:span></text:p>
            </draw:text-box>
            <svg:title/>
            <svg:desc/>
          </draw:frame>
          <draw:page-thumbnail draw:page-number="4" svg:x="1.20833in" svg:y="0.89063in" svg:width="5.84722in" svg:height="4.38542in" presentation:class="page" draw:id="id154" presentation:style-name="a1198" draw:name="Folienbildplatzhalter 1">
            <svg:title/>
            <svg:desc/>
          </draw:page-thumbnail>
          <draw:frame draw:id="id155" presentation:style-name="a119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02" draw:master-page-name="Master2-Layout7-blank-Leer" presentation:presentation-page-layout-name="Master2-PPL7" draw:id="Slide-261">
        <draw:frame draw:id="id156" presentation:style-name="a1205" draw:name="Titel 1" svg:x="0.55118in" svg:y="0.32953in" svg:width="9.92087in" svg:height="1.38031in" presentation:class="title" presentation:placeholder="false">
          <draw:text-box>
            <text:p text:style-name="a1204" text:class-names="" text:cond-style-name=""><text:span text:style-name="a1203" text:class-names="">Resumée und Fazit</text:span></text:p>
          </draw:text-box>
          <svg:title/>
          <svg:desc/>
        </draw:frame>
        <draw:frame draw:id="id157" presentation:style-name="a1230" draw:name="Textplatzhalter 2" svg:x="0.55118in" svg:y="1.93465in" svg:width="9.92087in" svg:height="4.79488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Resumée und Fazit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Früher anfangen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Bessere Aufteilung der Aufgaben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Mehr Kommunikation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</draw:text-box>
          <svg:title/>
          <svg:desc/>
        </draw:frame>
        <presentation:notes draw:style-name="a1236">
          <draw:frame draw:id="id158" draw:style-name="a1233" draw:name="Foliennummernplatzhalter 6" svg:x="4.67953in" svg:y="11.10827in" svg:width="3.5878in" svg:height="0.58425in">
            <draw:text-box>
              <text:p text:style-name="a1232" text:class-names="" text:cond-style-name=""><text:span text:style-name="a1231" text:class-names=""><text:page-number style:num-format="1" text:fixed="false"/></text:span></text:p>
            </draw:text-box>
            <svg:title/>
            <svg:desc/>
          </draw:frame>
          <draw:page-thumbnail draw:page-number="5" svg:x="1.20833in" svg:y="0.89063in" svg:width="5.84722in" svg:height="4.38542in" presentation:class="page" draw:id="id159" presentation:style-name="a1234" draw:name="Folienbildplatzhalter 1">
            <svg:title/>
            <svg:desc/>
          </draw:page-thumbnail>
          <draw:frame draw:id="id160" presentation:style-name="a123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38" draw:master-page-name="Master2-Layout7-blank-Leer" presentation:presentation-page-layout-name="Master2-PPL7" draw:id="Slide-262">
        <draw:frame draw:id="id161" presentation:style-name="a1241" draw:name="Titel 1" svg:x="0.55118in" svg:y="0.32953in" svg:width="9.92087in" svg:height="1.38031in" presentation:class="title" presentation:placeholder="false">
          <draw:text-box>
            <text:p text:style-name="a1240" text:class-names="" text:cond-style-name=""><text:span text:style-name="a1239" text:class-names="">Präsentation und Demo</text:span></text:p>
          </draw:text-box>
          <svg:title/>
          <svg:desc/>
        </draw:frame>
        <draw:frame draw:id="id162" presentation:style-name="a1257" draw:name="Textplatzhalter 2" svg:x="0.55118in" svg:y="1.93465in" svg:width="9.92087in" svg:height="4.79488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Präsentation und Demo des Projekts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<text:s text:c="1"/>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<text:s text:c="13"/>Live Demo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63">
          <draw:frame draw:id="id163" draw:style-name="a1260" draw:name="Foliennummernplatzhalter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6" svg:x="1.20833in" svg:y="0.89063in" svg:width="5.84722in" svg:height="4.38542in" presentation:class="page" draw:id="id164" presentation:style-name="a1261" draw:name="Folienbildplatzhalter 1">
            <svg:title/>
            <svg:desc/>
          </draw:page-thumbnail>
          <draw:frame draw:id="id165" presentation:style-name="a12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65" draw:master-page-name="Master1-Layout7-blank-Leer" presentation:presentation-page-layout-name="Master1-PPL7" draw:id="Slide-263">
        <draw:frame draw:id="id166" presentation:style-name="a1268" draw:name="Titel 1" svg:x="2.59843in" svg:y="3.46457in" svg:width="7.87362in" svg:height="1.38031in" presentation:class="title" presentation:placeholder="false">
          <draw:text-box>
            <text:p text:style-name="a1267" text:class-names="" text:cond-style-name=""><text:span text:style-name="a1266" text:class-names="">Vielen Dank für Ihre Aufmerksamkeit!</text:span></text:p>
          </draw:text-box>
          <svg:title/>
          <svg:desc/>
        </draw:frame>
        <draw:frame draw:id="id167" draw:style-name="a1269" svg:x="0.89252in" svg:y="3.96063in" svg:width="1.39094in" svg:height="0.4893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5">
          <draw:frame draw:id="id168" draw:style-name="a1272" draw:name="Foliennummernplatzhalter 6" svg:x="4.67953in" svg:y="11.10827in" svg:width="3.5878in" svg:height="0.5842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722in" svg:height="4.38542in" presentation:class="page" draw:id="id169" presentation:style-name="a1273" draw:name="Folienbildplatzhalter 1">
            <svg:title/>
            <svg:desc/>
          </draw:page-thumbnail>
          <draw:frame draw:id="id170" presentation:style-name="a127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2" style:display-name="Titel und Inhalt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4" style:display-name="Zwei Inhalte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6" style:display-name="Nur Titel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7" style:display-name="Leer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0" style:display-name="Titel und vertikaler Text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1" style:display-name="Vertikaler Titel und Text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kaler Titel u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23" xlink:href="media/image2.png" xlink:show="embed" xlink:actuate="onLoad"/>
    <draw:fill-image draw:name="a825" xlink:href="media/image3.png" xlink:show="embed" xlink:actuate="onLoad"/>
    <draw:fill-image draw:name="a756" xlink:href="media/image3.png" xlink:show="embed" xlink:actuate="onLoad"/>
    <draw:fill-image draw:name="a401" xlink:href="media/image2.png" xlink:show="embed" xlink:actuate="onLoad"/>
    <draw:fill-image draw:name="a934" xlink:href="media/image3.png" xlink:show="embed" xlink:actuate="onLoad"/>
    <draw:fill-image draw:name="a972" xlink:href="media/image3.png" xlink:show="embed" xlink:actuate="onLoad"/>
    <draw:fill-image draw:name="a1019" xlink:href="media/image3.png" xlink:show="embed" xlink:actuate="onLoad"/>
    <draw:fill-image draw:name="a1129" xlink:href="media/image3.png" xlink:show="embed" xlink:actuate="onLoad"/>
    <draw:fill-image draw:name="a1099" xlink:href="media/image3.png" xlink:show="embed" xlink:actuate="onLoad"/>
    <draw:fill-image draw:name="a1237" xlink:href="media/image3.png" xlink:show="embed" xlink:actuate="onLoad"/>
    <draw:fill-image draw:name="a1168" xlink:href="media/image3.png" xlink:show="embed" xlink:actuate="onLoad"/>
    <draw:fill-image draw:name="a660" xlink:href="media/image3.png" xlink:show="embed" xlink:actuate="onLoad"/>
    <draw:fill-image draw:name="a856" xlink:href="media/image3.png" xlink:show="embed" xlink:actuate="onLoad"/>
    <draw:fill-image draw:name="a323" xlink:href="media/image2.png" xlink:show="embed" xlink:actuate="onLoad"/>
    <draw:fill-image draw:name="a486" xlink:href="media/image2.png" xlink:show="embed" xlink:actuate="onLoad"/>
    <draw:fill-image draw:name="a292" xlink:href="media/image2.png" xlink:show="embed" xlink:actuate="onLoad"/>
    <draw:fill-image draw:name="a580" xlink:href="media/image3.png" xlink:show="embed" xlink:actuate="onLoad"/>
    <draw:fill-image draw:name="a1264" xlink:href="media/image2.png" xlink:show="embed" xlink:actuate="onLoad"/>
    <draw:fill-image draw:name="a0" xlink:href="media/image2.png" xlink:show="embed" xlink:actuate="onLoad"/>
    <draw:fill-image draw:name="a614" xlink:href="media/image3.png" xlink:show="embed" xlink:actuate="onLoad"/>
    <draw:fill-image draw:name="a439" xlink:href="media/image2.png" xlink:show="embed" xlink:actuate="onLoad"/>
    <draw:fill-image draw:name="a351" xlink:href="media/image2.png" xlink:show="embed" xlink:actuate="onLoad"/>
    <draw:fill-image draw:name="a884" xlink:href="media/image3.png" xlink:show="embed" xlink:actuate="onLoad"/>
    <draw:fill-image draw:name="a81" xlink:href="media/image2.png" xlink:show="embed" xlink:actuate="onLoad"/>
    <draw:fill-image draw:name="a162" xlink:href="media/image2.png" xlink:show="embed" xlink:actuate="onLoad"/>
    <draw:fill-image draw:name="a695" xlink:href="media/image3.png" xlink:show="embed" xlink:actuate="onLoad"/>
    <draw:fill-image draw:name="a533" xlink:href="media/image3.png" xlink:show="embed" xlink:actuate="onLoad"/>
    <draw:fill-image draw:name="a47" xlink:href="media/image2.png" xlink:show="embed" xlink:actuate="onLoad"/>
    <draw:fill-image draw:name="a1079" xlink:href="media/image2.png" xlink:show="embed" xlink:actuate="onLoad"/>
    <draw:fill-image draw:name="a127" xlink:href="media/image2.png" xlink:show="embed" xlink:actuate="onLoad"/>
    <draw:fill-image draw:name="a1201" xlink:href="media/image3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bitmap" draw:fill-image-name="a1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8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bitmap" draw:fill-image-name="a3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paragraph" style:name="a410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5">
      <style:graphic-properties draw:fill="none" draw:stroke="non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bitmap" draw:fill-image-name="a4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3">
      <style:drawing-page-properties draw:fill="bitmap" draw:fill-image-name="a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bitmap" draw:fill-image-name="a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draw:fill="none" draw:stroke="non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non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2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61">
      <style:drawing-page-properties draw:fill="bitmap" draw:fill-image-name="a6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">
      <style:drawing-page-properties draw:fill="bitmap" draw:fill-image-name="a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bitmap" draw:fill-image-name="a8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bitmap" draw:fill-image-name="a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draw:fill="none" draw:stroke="non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bitmap" draw:fill-image-name="a9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7">
      <style:graphic-properties draw:fill="none" draw:stroke="none"/>
    </style:style>
    <style:style style:family="paragraph" style:name="a9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bitmap" draw:fill-image-name="a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bitmap" draw:fill-image-name="a2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Titelplatzhalter 1" svg:x="0.55118in" svg:y="1.1811in" svg:width="9.92087in" svg:height="1.8897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3.46457in" svg:width="9.92087in" svg:height="4.015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5in" svg:width="2.56811in" svg:height="0.5696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5in" svg:width="3.49409in" svg:height="0.5696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5in" svg:width="2.56811in" svg:height="0.5696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9" text:class-names="">Titelmasterformat durch Klicken bearbeiten</text:span></text:p>
        </draw:text-box>
        <svg:title/>
        <svg:desc/>
      </draw:frame>
      <draw:frame draw:id="id12" presentation:style-name="a54" draw:name="Untertitel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2" text:class-names="">Formatvorlage des Untertitelmasters durch Klicken bearbeiten</text:span></text:p>
        </draw:text-box>
        <svg:title/>
        <svg:desc/>
      </draw:frame>
      <draw:frame draw:id="id13" presentation:style-name="a57" draw:name="Datumsplatzhalter 3" svg:x="0.55118in" svg:y="7.5315in" svg:width="2.56811in" svg:height="0.5696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ußzeilenplatzhalter 4" svg:x="3.77008in" svg:y="7.5315in" svg:width="3.49409in" svg:height="0.5696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Foliennummernplatzhalter 5" svg:x="7.90394in" svg:y="7.5315in" svg:width="2.56811in" svg:height="0.5696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Folienbildplatzhalter 1">
          <svg:title/>
          <svg:desc/>
        </draw:page-thumbnail>
        <draw:frame draw:id="id6" presentation:style-name="a67" draw:name="Notizenplatzhalt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Kopfzeilenplatzhalt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umsplatzhalt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ußzeilenplatzhalt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Foliennummernplatzhalt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2">
      <draw:frame draw:id="id16" presentation:style-name="a85" draw:name="Titel 1" svg:x="0.55118in" svg:y="1.1811in" svg:width="9.92087in" svg:height="1.88976in" presentation:class="title" presentation:placeholder="false">
        <draw:text-box>
          <text:p text:style-name="a84" text:class-names="" text:cond-style-name=""><text:span text:style-name="a83" text:class-names="">Titelmasterformat durch Klicken bearbeiten</text:span></text:p>
        </draw:text-box>
        <svg:title/>
        <svg:desc/>
      </draw:frame>
      <draw:frame draw:id="id17" presentation:style-name="a100" draw:name="Inhaltsplatzhalter 2" svg:x="0.55118in" svg:y="3.46457in" svg:width="9.92087in" svg:height="4.01575in" presentation:class="object" presentation:placeholder="false">
        <draw:text-box>
          <text:p text:style-name="a87" text:class-names="" text:cond-style-name=""><text:span text:style-name="a86" text:class-names="">Formatvorlagen des Textmasters bearbeiten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Zweite Ebene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Datumsplatzhalter 3" svg:x="0.55118in" svg:y="7.5315in" svg:width="2.56811in" svg:height="0.56968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19" presentation:style-name="a106" draw:name="Fußzeilenplatzhalter 4" svg:x="3.77008in" svg:y="7.5315in" svg:width="3.49409in" svg:height="0.5696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Foliennummernplatzhalter 5" svg:x="7.90394in" svg:y="7.5315in" svg:width="2.56811in" svg:height="0.5696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0.23622in" svg:y="0.88858in" svg:width="7.79449in" svg:height="4.38425in" presentation:class="page" draw:id="id5" presentation:style-name="a110" draw:name="Folienbildplatzhalter 1">
          <svg:title/>
          <svg:desc/>
        </draw:page-thumbnail>
        <draw:frame draw:id="id6" presentation:style-name="a113" draw:name="Notizenplatzhalter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Kopfzeilenplatzhalter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Datumsplatzhalter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Fußzeilenplatzhalter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Foliennummernplatzhalter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8">
      <draw:frame draw:id="id21" presentation:style-name="a131" draw:name="Titel 1" svg:x="0.75174in" svg:y="2.06076in" svg:width="9.50868in" svg:height="3.43924in" presentation:class="title" presentation:placeholder="false">
        <draw:text-box>
          <text:p text:style-name="a130" text:class-names="" text:cond-style-name=""><text:span text:style-name="a129" text:class-names="">Titelmasterformat durch Klicken bearbeiten</text:span></text:p>
        </draw:text-box>
        <svg:title/>
        <svg:desc/>
      </draw:frame>
      <draw:frame draw:id="id22" presentation:style-name="a135" draw:name="Textplatzhalter 2" svg:x="0.75174in" svg:y="5.53299in" svg:width="9.50868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38" draw:name="Datumsplatzhalter 3" svg:x="0.55118in" svg:y="7.5315in" svg:width="2.56811in" svg:height="0.56968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4" presentation:style-name="a141" draw:name="Fußzeilenplatzhalter 4" svg:x="3.77008in" svg:y="7.5315in" svg:width="3.49409in" svg:height="0.5696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Foliennummernplatzhalter 5" svg:x="7.90394in" svg:y="7.5315in" svg:width="2.56811in" svg:height="0.5696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0.23622in" svg:y="0.88858in" svg:width="7.79449in" svg:height="4.38425in" presentation:class="page" draw:id="id5" presentation:style-name="a145" draw:name="Folienbildplatzhalter 1">
          <svg:title/>
          <svg:desc/>
        </draw:page-thumbnail>
        <draw:frame draw:id="id6" presentation:style-name="a148" draw:name="Notizenplatzhalter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Kopfzeilenplatzhalter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Datumsplatzhalter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Fußzeilenplatzhalter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Foliennummernplatzhalter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3">
      <draw:frame draw:id="id26" presentation:style-name="a166" draw:name="Titel 1" svg:x="0.55118in" svg:y="1.1811in" svg:width="9.92087in" svg:height="1.88976in" presentation:class="title" presentation:placeholder="false">
        <draw:text-box>
          <text:p text:style-name="a165" text:class-names="" text:cond-style-name=""><text:span text:style-name="a164" text:class-names="">Titelmasterformat durch Klicken bearbeiten</text:span></text:p>
        </draw:text-box>
        <svg:title/>
        <svg:desc/>
      </draw:frame>
      <draw:frame draw:id="id27" presentation:style-name="a181" draw:name="Inhaltsplatzhalter 2" svg:x="0.55035in" svg:y="3.46528in" svg:width="4.87674in" svg:height="4.01563in" presentation:class="object" presentation:placeholder="false">
        <draw:text-box>
          <text:p text:style-name="a168" text:class-names="" text:cond-style-name=""><text:span text:style-name="a167" text:class-names="">Formatvorlagen des Textmasters bearbeiten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Zweite Ebene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6" draw:name="Inhaltsplatzhalter 3" svg:x="5.59375in" svg:y="3.46528in" svg:width="4.87847in" svg:height="4.01563in" presentation:class="object" presentation:placeholder="false">
        <draw:text-box>
          <text:p text:style-name="a183" text:class-names="" text:cond-style-name=""><text:span text:style-name="a182" text:class-names="">Formatvorlagen des Textmasters bearbeiten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Datumsplatzhalter 4" svg:x="0.55118in" svg:y="7.5315in" svg:width="2.56811in" svg:height="0.56968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0" presentation:style-name="a202" draw:name="Fußzeilenplatzhalter 5" svg:x="3.77008in" svg:y="7.5315in" svg:width="3.49409in" svg:height="0.5696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Foliennummernplatzhalter 6" svg:x="7.90394in" svg:y="7.5315in" svg:width="2.56811in" svg:height="0.5696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0.23622in" svg:y="0.88858in" svg:width="7.79449in" svg:height="4.38425in" presentation:class="page" draw:id="id5" presentation:style-name="a206" draw:name="Folienbildplatzhalter 1">
          <svg:title/>
          <svg:desc/>
        </draw:page-thumbnail>
        <draw:frame draw:id="id6" presentation:style-name="a209" draw:name="Notizenplatzhalter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Kopfzeilenplatzhalter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Datumsplatzhalter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Fußzeilenplatzhalter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Foliennummernplatzhalter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4">
      <draw:frame draw:id="id32" presentation:style-name="a227" draw:name="Titel 1" svg:x="0.75868in" svg:y="0.44097in" svg:width="9.50868in" svg:height="1.59722in" presentation:class="title" presentation:placeholder="false">
        <draw:text-box>
          <text:p text:style-name="a226" text:class-names="" text:cond-style-name=""><text:span text:style-name="a225" text:class-names="">Titelmasterformat durch Klicken bearbeiten</text:span></text:p>
        </draw:text-box>
        <svg:title/>
        <svg:desc/>
      </draw:frame>
      <draw:frame draw:id="id33" presentation:style-name="a231" draw:name="Textplatzhalter 2" svg:x="0.75868in" svg:y="2.02604in" svg:width="4.66493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46" draw:name="Inhaltsplatzhalter 3" svg:x="0.75868in" svg:y="3.0191in" svg:width="4.66493in" svg:height="4.44271in" presentation:class="object" presentation:placeholder="false">
        <draw:text-box>
          <text:p text:style-name="a233" text:class-names="" text:cond-style-name=""><text:span text:style-name="a232" text:class-names="">Formatvorlagen des Textmasters bearbeiten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0" draw:name="Textplatzhalter 4" svg:x="5.5816in" svg:y="2.02604in" svg:width="4.68576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65" draw:name="Inhaltsplatzhalter 5" svg:x="5.5816in" svg:y="3.0191in" svg:width="4.68576in" svg:height="4.44271in" presentation:class="object" presentation:placeholder="false">
        <draw:text-box>
          <text:p text:style-name="a252" text:class-names="" text:cond-style-name=""><text:span text:style-name="a251" text:class-names="">Formatvorlagen des Textmasters bearbeiten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Zweite Ebene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Datumsplatzhalter 6" svg:x="0.55118in" svg:y="7.5315in" svg:width="2.56811in" svg:height="0.56968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38" presentation:style-name="a271" draw:name="Fußzeilenplatzhalter 7" svg:x="3.77008in" svg:y="7.5315in" svg:width="3.49409in" svg:height="0.5696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Foliennummernplatzhalter 8" svg:x="7.90394in" svg:y="7.5315in" svg:width="2.56811in" svg:height="0.5696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0.23622in" svg:y="0.88858in" svg:width="7.79449in" svg:height="4.38425in" presentation:class="page" draw:id="id5" presentation:style-name="a275" draw:name="Folienbildplatzhalter 1">
          <svg:title/>
          <svg:desc/>
        </draw:page-thumbnail>
        <draw:frame draw:id="id6" presentation:style-name="a278" draw:name="Notizenplatzhalter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Kopfzeilenplatzhalter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Datumsplatzhalter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Fußzeilenplatzhalter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Foliennummernplatzhalter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3">
      <draw:frame draw:id="id40" presentation:style-name="a296" draw:name="Titel 1" svg:x="0.55118in" svg:y="1.1811in" svg:width="9.92087in" svg:height="1.88976in" presentation:class="title" presentation:placeholder="false">
        <draw:text-box>
          <text:p text:style-name="a295" text:class-names="" text:cond-style-name=""><text:span text:style-name="a294" text:class-names="">Titelmasterformat durch Klicken bearbeiten</text:span></text:p>
        </draw:text-box>
        <svg:title/>
        <svg:desc/>
      </draw:frame>
      <draw:frame draw:id="id41" presentation:style-name="a299" draw:name="Datumsplatzhalter 2" svg:x="0.55118in" svg:y="7.5315in" svg:width="2.56811in" svg:height="0.56968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Fußzeilenplatzhalter 3" svg:x="3.77008in" svg:y="7.5315in" svg:width="3.49409in" svg:height="0.5696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Foliennummernplatzhalter 4" svg:x="7.90394in" svg:y="7.5315in" svg:width="2.56811in" svg:height="0.5696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0.23622in" svg:y="0.88858in" svg:width="7.79449in" svg:height="4.38425in" presentation:class="page" draw:id="id5" presentation:style-name="a306" draw:name="Folienbildplatzhalter 1">
          <svg:title/>
          <svg:desc/>
        </draw:page-thumbnail>
        <draw:frame draw:id="id6" presentation:style-name="a309" draw:name="Notizenplatzhalter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Kopfzeilenplatzhalter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Datumsplatzhalter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Fußzeilenplatzhalter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Foliennummernplatzhalter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4">
      <draw:frame draw:id="id44" presentation:style-name="a327" draw:name="Datumsplatzhalter 1" svg:x="0.55118in" svg:y="7.5315in" svg:width="2.56811in" svg:height="0.5696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5" presentation:style-name="a330" draw:name="Fußzeilenplatzhalter 2" svg:x="3.77008in" svg:y="7.5315in" svg:width="3.49409in" svg:height="0.5696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Foliennummernplatzhalter 3" svg:x="7.90394in" svg:y="7.5315in" svg:width="2.56811in" svg:height="0.5696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0.23622in" svg:y="0.88858in" svg:width="7.79449in" svg:height="4.38425in" presentation:class="page" draw:id="id5" presentation:style-name="a334" draw:name="Folienbildplatzhalter 1">
          <svg:title/>
          <svg:desc/>
        </draw:page-thumbnail>
        <draw:frame draw:id="id6" presentation:style-name="a337" draw:name="Notizenplatzhalter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Kopfzeilenplatzhalter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Datumsplatzhalter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Fußzeilenplatzhalter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Foliennummernplatzhalter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52">
      <draw:frame draw:id="id47" presentation:style-name="a355" draw:name="Titel 1" svg:x="0.75868in" svg:y="0.55035in" svg:width="3.55556in" svg:height="1.93056in" presentation:class="title" presentation:placeholder="false">
        <draw:text-box>
          <text:p text:style-name="a354" text:class-names="" text:cond-style-name=""><text:span text:style-name="a353" text:class-names="">Titelmasterformat durch Klicken bearbeiten</text:span></text:p>
        </draw:text-box>
        <svg:title/>
        <svg:desc/>
      </draw:frame>
      <draw:frame draw:id="id48" presentation:style-name="a370" draw:name="Inhaltsplatzhalter 2" svg:x="4.6875in" svg:y="1.19097in" svg:width="5.57986in" svg:height="5.875in" presentation:class="object" presentation:placeholder="false">
        <draw:text-box>
          <text:p text:style-name="a357" text:class-names="" text:cond-style-name=""><text:span text:style-name="a356" text:class-names="">Formatvorlagen des Textmasters bearbeiten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Zweite Ebene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4" draw:name="Textplatzhalter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77" draw:name="Datumsplatzhalter 4" svg:x="0.55118in" svg:y="7.5315in" svg:width="2.56811in" svg:height="0.5696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51" presentation:style-name="a380" draw:name="Fußzeilenplatzhalter 5" svg:x="3.77008in" svg:y="7.5315in" svg:width="3.49409in" svg:height="0.5696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Foliennummernplatzhalter 6" svg:x="7.90394in" svg:y="7.5315in" svg:width="2.56811in" svg:height="0.5696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0.23622in" svg:y="0.88858in" svg:width="7.79449in" svg:height="4.38425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2">
      <draw:frame draw:id="id53" presentation:style-name="a405" draw:name="Titel 1" svg:x="0.75868in" svg:y="0.55035in" svg:width="3.55556in" svg:height="1.93056in" presentation:class="title" presentation:placeholder="false">
        <draw:text-box>
          <text:p text:style-name="a404" text:class-names="" text:cond-style-name=""><text:span text:style-name="a403" text:class-names="">Titelmasterformat durch Klicken bearbeiten</text:span></text:p>
        </draw:text-box>
        <svg:title/>
        <svg:desc/>
      </draw:frame>
      <draw:frame draw:id="id54" presentation:style-name="a408" draw:name="Bildplatzhalter 2" svg:x="4.6875in" svg:y="1.19097in" svg:width="5.5798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5" presentation:style-name="a412" draw:name="Textplatzhalter 3" svg:x="0.75868in" svg:y="2.4809in" svg:width="3.55556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15" draw:name="Datumsplatzhalter 4" svg:x="0.55118in" svg:y="7.5315in" svg:width="2.56811in" svg:height="0.56968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7" presentation:style-name="a418" draw:name="Fußzeilenplatzhalter 5" svg:x="3.77008in" svg:y="7.5315in" svg:width="3.49409in" svg:height="0.5696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Foliennummernplatzhalter 6" svg:x="7.90394in" svg:y="7.5315in" svg:width="2.56811in" svg:height="0.5696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0.23622in" svg:y="0.88858in" svg:width="7.79449in" svg:height="4.38425in" presentation:class="page" draw:id="id5" presentation:style-name="a422" draw:name="Folienbildplatzhalter 1">
          <svg:title/>
          <svg:desc/>
        </draw:page-thumbnail>
        <draw:frame draw:id="id6" presentation:style-name="a425" draw:name="Notizenplatzhalter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Kopfzeilenplatzhalter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Datumsplatzhalter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Fußzeilenplatzhalter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Foliennummernplatzhalter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40">
      <draw:frame draw:id="id59" presentation:style-name="a443" draw:name="Titel 1" svg:x="0.55118in" svg:y="1.1811in" svg:width="9.92087in" svg:height="1.88976in" presentation:class="title" presentation:placeholder="false">
        <draw:text-box>
          <text:p text:style-name="a442" text:class-names="" text:cond-style-name=""><text:span text:style-name="a441" text:class-names="">Titelmasterformat durch Klicken bearbeiten</text:span></text:p>
        </draw:text-box>
        <svg:title/>
        <svg:desc/>
      </draw:frame>
      <draw:frame draw:id="id60" presentation:style-name="a459" draw:name="Vertikaler Textplatzhalter 2" svg:x="0.55118in" svg:y="3.46457in" svg:width="9.92087in" svg:height="4.01575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Formatvorlagen des Textmasters bearbeiten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Zweite Ebene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Datumsplatzhalter 3" svg:x="0.55118in" svg:y="7.5315in" svg:width="2.56811in" svg:height="0.56968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2" presentation:style-name="a465" draw:name="Fußzeilenplatzhalter 4" svg:x="3.77008in" svg:y="7.5315in" svg:width="3.49409in" svg:height="0.5696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Foliennummernplatzhalter 5" svg:x="7.90394in" svg:y="7.5315in" svg:width="2.56811in" svg:height="0.5696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0.23622in" svg:y="0.88858in" svg:width="7.79449in" svg:height="4.38425in" presentation:class="page" draw:id="id5" presentation:style-name="a469" draw:name="Folienbildplatzhalter 1">
          <svg:title/>
          <svg:desc/>
        </draw:page-thumbnail>
        <draw:frame draw:id="id6" presentation:style-name="a472" draw:name="Notizenplatzhalter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Kopfzeilenplatzhalter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Datumsplatzhalter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Fußzeilenplatzhalter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Foliennummernplatzhalter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87">
      <draw:frame draw:id="id64" presentation:style-name="a490" draw:name="Vertikaler Titel 1" svg:x="7.99306in" svg:y="1.18056in" svg:width="2.47917in" svg:height="6.30035in" presentation:class="title" presentation:placeholder="false">
        <draw:text-box>
          <text:p text:style-name="a489" text:class-names="" text:cond-style-name=""><text:span text:style-name="a488" text:class-names="">Titelmasterformat durch Klicken bearbeiten</text:span></text:p>
        </draw:text-box>
        <svg:title/>
        <svg:desc/>
      </draw:frame>
      <draw:frame draw:id="id65" presentation:style-name="a506" draw:name="Vertikaler Textplatzhalter 2" svg:x="0.55035in" svg:y="1.18056in" svg:width="7.27604in" svg:height="6.30035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Formatvorlagen des Textmasters bearbeiten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Zweite Ebene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Datumsplatzhalter 3" svg:x="0.55118in" svg:y="7.5315in" svg:width="2.56811in" svg:height="0.56968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7" presentation:style-name="a512" draw:name="Fußzeilenplatzhalter 4" svg:x="3.77008in" svg:y="7.5315in" svg:width="3.49409in" svg:height="0.5696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Foliennummernplatzhalter 5" svg:x="7.90394in" svg:y="7.5315in" svg:width="2.56811in" svg:height="0.5696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0.23622in" svg:y="0.88858in" svg:width="7.79449in" svg:height="4.38425in" presentation:class="page" draw:id="id5" presentation:style-name="a516" draw:name="Folienbildplatzhalter 1">
          <svg:title/>
          <svg:desc/>
        </draw:page-thumbnail>
        <draw:frame draw:id="id6" presentation:style-name="a519" draw:name="Notizenplatzhalt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Kopfzeilenplatzhalt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umsplatzhalt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ußzeilenplatzhalt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34">
      <draw:frame draw:id="id69" presentation:style-name="a537" draw:name="Titelplatzhalter 1" svg:x="0.55118in" svg:y="0.32953in" svg:width="9.92087in" svg:height="1.38031in" presentation:class="title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0" presentation:style-name="a553" draw:name="Textplatzhalter 2" svg:x="0.55118in" svg:y="1.93465in" svg:width="9.92087in" svg:height="4.79488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Formatvorlagen des Textmasters bearbeiten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Zweite Ebene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6" draw:name="Datumsplatzhalter 3" svg:x="0.55118in" svg:y="7.53189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2" presentation:style-name="a559" draw:name="Fußzeilenplatzhalter 4" svg:x="3.77008in" svg:y="7.53189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73" presentation:style-name="a562" draw:name="Foliennummernplatzhalter 5" svg:x="7.90394in" svg:y="7.53189in" svg:width="2.56811in" svg:height="0.5700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79">
        <draw:page-thumbnail svg:x="0.23622in" svg:y="0.88858in" svg:width="7.79449in" svg:height="4.38425in" presentation:class="page" draw:id="id5" presentation:style-name="a563" draw:name="Folienbildplatzhalter 1">
          <svg:title/>
          <svg:desc/>
        </draw:page-thumbnail>
        <draw:frame draw:id="id6" presentation:style-name="a566" draw:name="Notizenplatzhalter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Kopfzeilenplatzhalter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Datumsplatzhalter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Fußzeilenplatzhalter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Foliennummernplatzhalter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81">
      <draw:frame draw:id="id74" presentation:style-name="a584" draw:name="Titel 1" svg:x="1.37847in" svg:y="1.35243in" svg:width="8.26736in" svg:height="2.87847in" presentation:class="title" presentation:placeholder="false">
        <draw:text-box>
          <text:p text:style-name="a583" text:class-names="" text:cond-style-name=""><text:span text:style-name="a582" text:class-names="">Titelmasterformat durch Klicken bearbeiten</text:span></text:p>
        </draw:text-box>
        <svg:title/>
        <svg:desc/>
      </draw:frame>
      <draw:frame draw:id="id75" presentation:style-name="a587" draw:name="Untertitel 2" svg:x="1.37847in" svg:y="4.34201in" svg:width="8.26736in" svg:height="1.99653in" presentation:class="subtitle" presentation:placeholder="false">
        <draw:text-box>
          <text:p text:style-name="a586" text:class-names="" text:cond-style-name=""><text:span text:style-name="a585" text:class-names="">Formatvorlage des Untertitelmasters durch Klicken bearbeiten</text:span></text:p>
        </draw:text-box>
        <svg:title/>
        <svg:desc/>
      </draw:frame>
      <draw:frame draw:id="id76" presentation:style-name="a590" draw:name="Datumsplatzhalter 3" svg:x="0.55118in" svg:y="7.53189in" svg:width="2.56811in" svg:height="0.5700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7" presentation:style-name="a593" draw:name="Fußzeilenplatzhalter 4" svg:x="3.77008in" svg:y="7.53189in" svg:width="3.49409in" svg:height="0.5700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Foliennummernplatzhalter 5" svg:x="7.90394in" svg:y="7.53189in" svg:width="2.56811in" svg:height="0.5700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0.23622in" svg:y="0.88858in" svg:width="7.79449in" svg:height="4.38425in" presentation:class="page" draw:id="id5" presentation:style-name="a597" draw:name="Folienbildplatzhalter 1">
          <svg:title/>
          <svg:desc/>
        </draw:page-thumbnail>
        <draw:frame draw:id="id6" presentation:style-name="a600" draw:name="Notizenplatzhalter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Kopfzeilenplatzhalter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Datumsplatzhalter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Fußzeilenplatzhalter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Foliennummernplatzhalter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15">
      <draw:frame draw:id="id79" presentation:style-name="a618" draw:name="Titel 1" svg:x="0.55118in" svg:y="0.32953in" svg:width="9.92087in" svg:height="1.38031in" presentation:class="title" presentation:placeholder="false">
        <draw:text-box>
          <text:p text:style-name="a617" text:class-names="" text:cond-style-name=""><text:span text:style-name="a616" text:class-names="">Titelmasterformat durch Klicken bearbeiten</text:span></text:p>
        </draw:text-box>
        <svg:title/>
        <svg:desc/>
      </draw:frame>
      <draw:frame draw:id="id80" presentation:style-name="a633" draw:name="Inhaltsplatzhalter 2" svg:x="0.55118in" svg:y="1.93465in" svg:width="9.92087in" svg:height="4.79488in" presentation:class="object" presentation:placeholder="false">
        <draw:text-box>
          <text:p text:style-name="a620" text:class-names="" text:cond-style-name=""><text:span text:style-name="a619" text:class-names="">Formatvorlagen des Textmasters bearbeiten</text:span></text:p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Zweite Ebene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Datumsplatzhalter 3" svg:x="0.55118in" svg:y="7.53189in" svg:width="2.56811in" svg:height="0.57008in" presentation:class="date-time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82" presentation:style-name="a639" draw:name="Fußzeilenplatzhalter 4" svg:x="3.77008in" svg:y="7.53189in" svg:width="3.49409in" svg:height="0.5700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Foliennummernplatzhalter 5" svg:x="7.90394in" svg:y="7.53189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0.23622in" svg:y="0.88858in" svg:width="7.79449in" svg:height="4.38425in" presentation:class="page" draw:id="id5" presentation:style-name="a643" draw:name="Folienbildplatzhalter 1">
          <svg:title/>
          <svg:desc/>
        </draw:page-thumbnail>
        <draw:frame draw:id="id6" presentation:style-name="a646" draw:name="Notizenplatzhalter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Kopfzeilenplatzhalter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Datumsplatzhalter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Fußzeilenplatzhalter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liennummernplatzhalter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661">
      <draw:frame draw:id="id84" presentation:style-name="a664" draw:name="Titel 1" svg:x="0.75174in" svg:y="2.06076in" svg:width="9.50868in" svg:height="3.43924in" presentation:class="title" presentation:placeholder="false">
        <draw:text-box>
          <text:p text:style-name="a663" text:class-names="" text:cond-style-name=""><text:span text:style-name="a662" text:class-names="">Titelmasterformat durch Klicken bearbeiten</text:span></text:p>
        </draw:text-box>
        <svg:title/>
        <svg:desc/>
      </draw:frame>
      <draw:frame draw:id="id85" presentation:style-name="a668" draw:name="Textplatzhalter 2" svg:x="0.75174in" svg:y="5.53299in" svg:width="9.50868in" svg:height="1.80729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ormatvorlagen des Textmasters bearbeiten</text:span></text:p>
            </text:list-item>
          </text:list>
        </draw:text-box>
        <svg:title/>
        <svg:desc/>
      </draw:frame>
      <draw:frame draw:id="id86" presentation:style-name="a671" draw:name="Datumsplatzhalter 3" svg:x="0.55118in" svg:y="7.53189in" svg:width="2.56811in" svg:height="0.57008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7" presentation:style-name="a674" draw:name="Fußzeilenplatzhalter 4" svg:x="3.77008in" svg:y="7.53189in" svg:width="3.49409in" svg:height="0.5700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Foliennummernplatzhalter 5" svg:x="7.90394in" svg:y="7.53189in" svg:width="2.56811in" svg:height="0.5700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5" presentation:style-name="a678" draw:name="Folienbildplatzhalter 1">
          <svg:title/>
          <svg:desc/>
        </draw:page-thumbnail>
        <draw:frame draw:id="id6" presentation:style-name="a681" draw:name="Notizenplatzhalter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Kopfzeilenplatzhalter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Datumsplatzhalter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Fußzeilenplatzhalter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liennummernplatzhalter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696">
      <draw:frame draw:id="id89" presentation:style-name="a699" draw:name="Titel 1" svg:x="0.55118in" svg:y="0.32953in" svg:width="9.92087in" svg:height="1.38031in" presentation:class="title" presentation:placeholder="false">
        <draw:text-box>
          <text:p text:style-name="a698" text:class-names="" text:cond-style-name=""><text:span text:style-name="a697" text:class-names="">Titelmasterformat durch Klicken bearbeiten</text:span></text:p>
        </draw:text-box>
        <svg:title/>
        <svg:desc/>
      </draw:frame>
      <draw:frame draw:id="id90" presentation:style-name="a714" draw:name="Inhaltsplatzhalter 2" svg:x="0.55035in" svg:y="1.93403in" svg:width="4.87674in" svg:height="4.79514in" presentation:class="object" presentation:placeholder="false">
        <draw:text-box>
          <text:p text:style-name="a701" text:class-names="" text:cond-style-name=""><text:span text:style-name="a700" text:class-names="">Formatvorlagen des Textmasters bearbeiten</text:span></text:p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Zweite Ebene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9" draw:name="Inhaltsplatzhalter 3" svg:x="5.59375in" svg:y="1.93403in" svg:width="4.87847in" svg:height="4.79514in" presentation:class="object" presentation:placeholder="false">
        <draw:text-box>
          <text:p text:style-name="a716" text:class-names="" text:cond-style-name=""><text:span text:style-name="a715" text:class-names="">Formatvorlagen des Textmasters bearbeiten</text:span></text:p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Datumsplatzhalter 4" svg:x="0.55118in" svg:y="7.53189in" svg:width="2.56811in" svg:height="0.57008in" presentation:class="date-tim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93" presentation:style-name="a735" draw:name="Fußzeilenplatzhalter 5" svg:x="3.77008in" svg:y="7.53189in" svg:width="3.49409in" svg:height="0.5700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Foliennummernplatzhalter 6" svg:x="7.90394in" svg:y="7.53189in" svg:width="2.56811in" svg:height="0.5700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0.23622in" svg:y="0.88858in" svg:width="7.79449in" svg:height="4.38425in" presentation:class="page" draw:id="id5" presentation:style-name="a739" draw:name="Folienbildplatzhalter 1">
          <svg:title/>
          <svg:desc/>
        </draw:page-thumbnail>
        <draw:frame draw:id="id6" presentation:style-name="a742" draw:name="Notizenplatzhalter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Kopfzeilenplatzhalter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Datumsplatzhalter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Fußzeilenplatzhalter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Foliennummernplatzhalter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57">
      <draw:frame draw:id="id95" presentation:style-name="a760" draw:name="Titel 1" svg:x="0.75868in" svg:y="0.44097in" svg:width="9.50868in" svg:height="1.59722in" presentation:class="title" presentation:placeholder="false">
        <draw:text-box>
          <text:p text:style-name="a759" text:class-names="" text:cond-style-name=""><text:span text:style-name="a758" text:class-names="">Titelmasterformat durch Klicken bearbeiten</text:span></text:p>
        </draw:text-box>
        <svg:title/>
        <svg:desc/>
      </draw:frame>
      <draw:frame draw:id="id96" presentation:style-name="a764" draw:name="Textplatzhalter 2" svg:x="0.75868in" svg:y="2.02604in" svg:width="4.66493in" svg:height="0.9930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ormatvorlagen des Textmasters bearbeiten</text:span></text:p>
            </text:list-item>
          </text:list>
        </draw:text-box>
        <svg:title/>
        <svg:desc/>
      </draw:frame>
      <draw:frame draw:id="id97" presentation:style-name="a779" draw:name="Inhaltsplatzhalter 3" svg:x="0.75868in" svg:y="3.0191in" svg:width="4.66493in" svg:height="4.44271in" presentation:class="object" presentation:placeholder="false">
        <draw:text-box>
          <text:p text:style-name="a766" text:class-names="" text:cond-style-name=""><text:span text:style-name="a765" text:class-names="">Formatvorlagen des Textmasters bearbeiten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Zweite Ebene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list text:style-name="a778">
                            <text:list-item>
                              <text:p text:style-name="a777" text:class-names="" text:cond-style-name=""><text:span text:style-name="a7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3" draw:name="Textplatzhalter 4" svg:x="5.5816in" svg:y="2.02604in" svg:width="4.68576in" svg:height="0.99306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>Formatvorlagen des Textmasters bearbeiten</text:span></text:p>
            </text:list-item>
          </text:list>
        </draw:text-box>
        <svg:title/>
        <svg:desc/>
      </draw:frame>
      <draw:frame draw:id="id99" presentation:style-name="a798" draw:name="Inhaltsplatzhalter 5" svg:x="5.5816in" svg:y="3.0191in" svg:width="4.68576in" svg:height="4.44271in" presentation:class="object" presentation:placeholder="false">
        <draw:text-box>
          <text:p text:style-name="a785" text:class-names="" text:cond-style-name=""><text:span text:style-name="a784" text:class-names="">Formatvorlagen des Textmasters bearbeiten</text:span></text:p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Zweite Ebene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Datumsplatzhalter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Fußzeilenplatzhalter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Foliennummernplatzhalter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0.23622in" svg:y="0.88858in" svg:width="7.79449in" svg:height="4.38425in" presentation:class="page" draw:id="id5" presentation:style-name="a808" draw:name="Folienbildplatzhalter 1">
          <svg:title/>
          <svg:desc/>
        </draw:page-thumbnail>
        <draw:frame draw:id="id6" presentation:style-name="a811" draw:name="Notizenplatzhalter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Kopfzeilenplatzhalter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Datumsplatzhalter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Fußzeilenplatzhalter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Foliennummernplatzhalter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26">
      <draw:frame draw:id="id103" presentation:style-name="a829" draw:name="Titel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7" text:class-names="">Titelmasterformat durch Klicken bearbeiten</text:span></text:p>
        </draw:text-box>
        <svg:title/>
        <svg:desc/>
      </draw:frame>
      <draw:frame draw:id="id104" presentation:style-name="a832" draw:name="Datumsplatzhalter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Fußzeilenplatzhalter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Foliennummernplatzhalter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0.23622in" svg:y="0.88858in" svg:width="7.79449in" svg:height="4.38425in" presentation:class="page" draw:id="id5" presentation:style-name="a839" draw:name="Folienbildplatzhalter 1">
          <svg:title/>
          <svg:desc/>
        </draw:page-thumbnail>
        <draw:frame draw:id="id6" presentation:style-name="a842" draw:name="Notizenplatzhalter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Kopfzeilenplatzhalter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Datumsplatzhalter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Fußzeilenplatzhalter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Foliennummernplatzhalter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57">
      <draw:frame draw:id="id107" presentation:style-name="a860" draw:name="Datumsplatzhalter 1" svg:x="0.55118in" svg:y="7.53189in" svg:width="2.56811in" svg:height="0.57008in" presentation:class="date-time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08" presentation:style-name="a863" draw:name="Fußzeilenplatzhalter 2" svg:x="3.77008in" svg:y="7.53189in" svg:width="3.49409in" svg:height="0.5700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Foliennummernplatzhalter 3" svg:x="7.90394in" svg:y="7.53189in" svg:width="2.56811in" svg:height="0.5700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0.23622in" svg:y="0.88858in" svg:width="7.79449in" svg:height="4.38425in" presentation:class="page" draw:id="id5" presentation:style-name="a867" draw:name="Folienbildplatzhalter 1">
          <svg:title/>
          <svg:desc/>
        </draw:page-thumbnail>
        <draw:frame draw:id="id6" presentation:style-name="a870" draw:name="Notizenplatzhalter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Kopfzeilenplatzhalter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Datumsplatzhalter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Fußzeilenplatzhalter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Foliennummernplatzhalter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885">
      <draw:frame draw:id="id110" presentation:style-name="a888" draw:name="Titel 1" svg:x="0.75868in" svg:y="0.55035in" svg:width="3.55556in" svg:height="1.93056in" presentation:class="title" presentation:placeholder="false">
        <draw:text-box>
          <text:p text:style-name="a887" text:class-names="" text:cond-style-name=""><text:span text:style-name="a886" text:class-names="">Titelmasterformat durch Klicken bearbeiten</text:span></text:p>
        </draw:text-box>
        <svg:title/>
        <svg:desc/>
      </draw:frame>
      <draw:frame draw:id="id111" presentation:style-name="a903" draw:name="Inhaltsplatzhalter 2" svg:x="4.6875in" svg:y="1.19097in" svg:width="5.57986in" svg:height="5.875in" presentation:class="object" presentation:placeholder="false">
        <draw:text-box>
          <text:p text:style-name="a890" text:class-names="" text:cond-style-name=""><text:span text:style-name="a889" text:class-names="">Formatvorlagen des Textmasters bearbeiten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Zweite Ebene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Textplatzhalter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Formatvorlagen des Textmasters bearbeiten</text:span></text:p>
            </text:list-item>
          </text:list>
        </draw:text-box>
        <svg:title/>
        <svg:desc/>
      </draw:frame>
      <draw:frame draw:id="id113" presentation:style-name="a910" draw:name="Datumsplatzhalter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Fußzeilenplatzhalter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Foliennummernplatzhalter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0.23622in" svg:y="0.88858in" svg:width="7.79449in" svg:height="4.38425in" presentation:class="page" draw:id="id5" presentation:style-name="a917" draw:name="Folienbildplatzhalter 1">
          <svg:title/>
          <svg:desc/>
        </draw:page-thumbnail>
        <draw:frame draw:id="id6" presentation:style-name="a920" draw:name="Notizenplatzhalter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Kopfzeilenplatzhalter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Datumsplatzhalter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Fußzeilenplatzhalter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Foliennummernplatzhalter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35">
      <draw:frame draw:id="id116" presentation:style-name="a938" draw:name="Titel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6" text:class-names="">Titelmasterformat durch Klicken bearbeiten</text:span></text:p>
        </draw:text-box>
        <svg:title/>
        <svg:desc/>
      </draw:frame>
      <draw:frame draw:id="id117" presentation:style-name="a941" draw:name="Bildplatzhalter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Textplatzhalter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Formatvorlagen des Textmasters bearbeiten</text:span></text:p>
            </text:list-item>
          </text:list>
        </draw:text-box>
        <svg:title/>
        <svg:desc/>
      </draw:frame>
      <draw:frame draw:id="id119" presentation:style-name="a948" draw:name="Datumsplatzhalter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Fußzeilenplatzhalter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Foliennummernplatzhalter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5" presentation:style-name="a955" draw:name="Folienbildplatzhalter 1">
          <svg:title/>
          <svg:desc/>
        </draw:page-thumbnail>
        <draw:frame draw:id="id6" presentation:style-name="a958" draw:name="Notizenplatzhalter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Kopfzeilenplatzhalter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Datumsplatzhalter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Fußzeilenplatzhalter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Foliennummernplatzhalter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973">
      <draw:frame draw:id="id122" presentation:style-name="a976" draw:name="Titel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4" text:class-names="">Titelmasterformat durch Klicken bearbeiten</text:span></text:p>
        </draw:text-box>
        <svg:title/>
        <svg:desc/>
      </draw:frame>
      <draw:frame draw:id="id123" presentation:style-name="a992" draw:name="Vertikaler Textplatzhalter 2" svg:x="0.55118in" svg:y="1.93465in" svg:width="9.92087in" svg:height="4.79488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Formatvorlagen des Textmasters bearbeite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Zweite Ebene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Datumsplatzhalter 3" svg:x="0.55118in" svg:y="7.53189in" svg:width="2.56811in" svg:height="0.57008in" presentation:class="date-tim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25" presentation:style-name="a998" draw:name="Fußzeilenplatzhalter 4" svg:x="3.77008in" svg:y="7.53189in" svg:width="3.49409in" svg:height="0.5700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Foliennummernplatzhalter 5" svg:x="7.90394in" svg:y="7.53189in" svg:width="2.56811in" svg:height="0.5700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0.23622in" svg:y="0.88858in" svg:width="7.79449in" svg:height="4.38425in" presentation:class="page" draw:id="id5" presentation:style-name="a1002" draw:name="Folienbildplatzhalter 1">
          <svg:title/>
          <svg:desc/>
        </draw:page-thumbnail>
        <draw:frame draw:id="id6" presentation:style-name="a1005" draw:name="Notizenplatzhalter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Kopfzeilenplatzhalter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Datumsplatzhalter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Fußzeilenplatzhalter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Foliennummernplatzhalter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20">
      <draw:frame draw:id="id127" presentation:style-name="a1023" draw:name="Vertikaler Titel 1" svg:x="7.99306in" svg:y="0.32986in" svg:width="2.47917in" svg:height="6.39931in" presentation:class="title" presentation:placeholder="false">
        <draw:text-box>
          <text:p text:style-name="a1022" text:class-names="" text:cond-style-name=""><text:span text:style-name="a1021" text:class-names="">Titelmasterformat durch Klicken bearbeiten</text:span></text:p>
        </draw:text-box>
        <svg:title/>
        <svg:desc/>
      </draw:frame>
      <draw:frame draw:id="id128" presentation:style-name="a1039" draw:name="Vertikaler Textplatzhalter 2" svg:x="0.55035in" svg:y="0.32986in" svg:width="7.27604in" svg:height="6.39931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Formatvorlagen des Textmasters bearbeiten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Zweite Ebene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Datumsplatzhalter 3" svg:x="0.55118in" svg:y="7.53189in" svg:width="2.56811in" svg:height="0.57008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0" presentation:style-name="a1045" draw:name="Fußzeilenplatzhalter 4" svg:x="3.77008in" svg:y="7.53189in" svg:width="3.49409in" svg:height="0.5700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Foliennummernplatzhalter 5" svg:x="7.90394in" svg:y="7.53189in" svg:width="2.56811in" svg:height="0.5700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0.23622in" svg:y="0.88858in" svg:width="7.79449in" svg:height="4.38425in" presentation:class="page" draw:id="id5" presentation:style-name="a1049" draw:name="Folienbildplatzhalter 1">
          <svg:title/>
          <svg:desc/>
        </draw:page-thumbnail>
        <draw:frame draw:id="id6" presentation:style-name="a1052" draw:name="Notizenplatzhalt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Kopfzeilenplatzhalt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umsplatzhalt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ußzeilenplatzhalt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Foliennummernplatzhalt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6">
      <draw:frame draw:id="id132" presentation:style-name="a1069" draw:name="Kopfzeilenplatzhalter 1" svg:x="0in" svg:y="0in" svg:width="3.5878in" svg:height="0.58425in" presentation:class="head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33" presentation:style-name="a1072" draw:name="Datumsplatzhalter 2" svg:x="4.67953in" svg:y="0in" svg:width="3.5878in" svg:height="0.58425in" presentation:class="date-time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34" presentation:style-name="a1075" draw:name="Fußzeilenplatzhalter 3" svg:x="0in" svg:y="11.10827in" svg:width="3.5878in" svg:height="0.58425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35" presentation:style-name="a1078" draw:name="Foliennummernplatzhalter 4" svg:x="4.67953in" svg:y="11.10827in" svg:width="3.5878in" svg:height="0.58425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Windows-Benutzer</dc:creator>
    <meta:creation-date>2019-06-14T12:42:34Z</meta:creation-date>
    <dc:date>2019-06-27T10:19:15Z</dc:date>
    <meta:editing-cycles>14</meta:editing-cycles>
    <meta:editing-duration>PT0S</meta:editing-duration>
    <meta:document-statistic meta:paragraph-count="48" meta:word-count="75"/>
  </office:meta>
</office:document-meta>
</file>